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992in"/>
    </style:style>
    <style:style style:name="co3" style:family="table-column">
      <style:table-column-properties fo:break-before="auto" style:column-width="4.99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 Grou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OC0B) PG5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(RXD0/PCINT8) PE0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(TXD0) PE1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(XCK0/AIN0) PE2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(OC3A/AIN1) PE3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(OC3B/INT4) PE4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(OC3C/INT5) PE5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(T3/INT6) PE6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(CLKO/ICP3/INT7) PE7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(RXD2) PH0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(TXD2) PH1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(XCK2) PH2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(OC4A) PH3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(OC4B) PH4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(OC4C) PH5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(OC2B) PH6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(SS/PCINT0) PB0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(SCK/PCINT1) PB1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(MOSI/PCINT2) PB2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(MISO/PCINT3) PB3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(OC2A/PCINT4) PB4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(OC1A/PCINT5) PB5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(OC1B/PCINT6) PB6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PA3 (AD3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PA4 (AD4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PA5 (AD5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PA6 (AD6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PA7 (AD7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PG2 (ALE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PJ6 (PCINT15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PJ5 (PCINT14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PJ4 (PCINT13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PJ3 (PCINT12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PJ2 (XCK3/PCINT1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PJ1 (TXD3/PCINT10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PJ0 (RXD3/PCINT9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PC7 (A15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PC6 (A14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PC5 (A13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PC4 (A12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PC3 (A1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PC2 (A10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PC1 (A9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PC0 (A8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PG1 (RD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PG0 (WR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2 (AD2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1 (AD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0 (AD0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J7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K7 (ADC15/PCINT23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K6 (ADC14/PCINT22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K5 (ADC13/PCINT2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K4 (ADC12/PCINT20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K3 (ADC11/PCINT19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K2 (ADC10/PCINT18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K1 (ADC9/PCINT17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K0 (ADC8/PCINT16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F7 (ADC7/TDI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F6 (ADC6/TDO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F5 (ADC5/TMS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F4 (ADC4/TCK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F3 (ADC3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F2 (ADC2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F1 (ADC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F0 (ADC0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CC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D7 (T0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D6 (T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D5 (XCK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D4 (ICP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D3 (TXD1/INT3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D2 (RXD1/INT2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D1 (SDA/INT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D0 (SCL/INT0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L5 (OC5C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L4 (OC5B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3 (OC5A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L2 (T5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L1 (ICP5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0 (ICP4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G4 (TOSC1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G3 (TOSC2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7 (T4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-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7 (OC0A/OC1C/PCINT7)</text:p>
          </table:table-cell>
          <table:table-cell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08:29:19.088083665</meta:creation-date>
    <meta:generator>LibreOffice/4.1.2.3$Linux_X86_64 LibreOffice_project/410m0$Build-3</meta:generator>
    <dc:date>2013-11-18T09:06:05.004592933</dc:date>
    <meta:editing-duration>PT1M1S</meta:editing-duration>
    <meta:editing-cycles>2</meta:editing-cycles>
    <meta:document-statistic meta:table-count="1" meta:cell-count="607" meta:object-count="0"/>
  </office:meta>
</office:document-meta>
</file>